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aca6" draw:textarea-horizontal-align="justify" draw:textarea-vertical-align="middle" draw:auto-grow-height="false" fo:min-height="1.95cm" fo:min-width="25.44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5.44cm"/>
    </style:style>
    <style:style style:name="gr3" style:family="graphic" style:parent-style-name="standard">
      <style:graphic-properties draw:fill-color="#ff4000" draw:textarea-horizontal-align="justify" draw:textarea-vertical-align="middle" draw:auto-grow-height="false" fo:min-height="14.15cm" fo:min-width="6cm"/>
    </style:style>
    <style:style style:name="gr4" style:family="graphic" style:parent-style-name="standard">
      <style:graphic-properties draw:fill-color="#ff4000" draw:textarea-horizontal-align="justify" draw:textarea-vertical-align="middle" draw:auto-grow-height="false" fo:min-height="9.45cm" fo:min-width="18.94cm"/>
    </style:style>
    <style:style style:name="gr5" style:family="graphic" style:parent-style-name="standard">
      <style:graphic-properties draw:fill-color="#ffff6d" draw:textarea-horizontal-align="justify" draw:textarea-vertical-align="middle" draw:auto-grow-height="false" fo:min-height="4.45cm" fo:min-width="18.94cm"/>
    </style:style>
    <style:style style:name="gr6" style:family="graphic" style:parent-style-name="standard">
      <style:graphic-properties draw:textarea-horizontal-align="justify" draw:textarea-vertical-align="middle" draw:auto-grow-height="false" fo:min-height="1.95cm" fo:min-width="25.44cm"/>
    </style:style>
    <style:style style:name="gr7" style:family="graphic" style:parent-style-name="standard">
      <style:graphic-properties draw:textarea-horizontal-align="justify" draw:textarea-vertical-align="middle" draw:auto-grow-height="false" fo:min-height="14.15cm" fo:min-width="12.4cm"/>
    </style:style>
    <style:style style:name="gr8" style:family="graphic" style:parent-style-name="standard">
      <style:graphic-properties draw:textarea-horizontal-align="justify" draw:textarea-vertical-align="middle" draw:auto-grow-height="false" fo:min-height="14.25cm" fo:min-width="12.5cm"/>
    </style:style>
    <style:style style:name="P1" style:family="paragraph">
      <style:paragraph-properties fo:text-align="center"/>
    </style:style>
    <style:style style:name="P2" style:family="paragraph">
      <loext:graphic-properties draw:fill-color="#81aca6"/>
      <style:paragraph-properties fo:text-align="center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-color="#ffff6d"/>
      <style:paragraph-properties fo:text-align="center"/>
    </style:style>
    <style:style style:name="P5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5.94cm" svg:height="2.2cm" svg:x="1cm" svg:y="1cm">
          <text:p text:style-name="P1">Título principa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94cm" svg:height="1.5cm" svg:x="1cm" svg:y="3.2cm">
          <text:p text:style-name="P1">Barra de navegació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5cm" svg:height="14.4cm" svg:x="1cm" svg:y="4.7cm">
          <text:p text:style-name="P1">Noticia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9.44cm" svg:height="9.7cm" svg:x="7.5cm" svg:y="4.7cm">
          <text:p text:style-name="P1">Entradas nuevas/actualizada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94cm" svg:height="1.5cm" svg:x="1cm" svg:y="19.1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9.44cm" svg:height="4.7cm" svg:x="7.5cm" svg:y="14.3cm">
          <text:p text:style-name="P1">Efemérides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6" draw:text-style-name="P5" draw:layer="layout" svg:width="25.94cm" svg:height="2.2cm" svg:x="1cm" svg:y="1cm">
          <text:p text:style-name="P5">Título principal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5.94cm" svg:height="1.5cm" svg:x="1cm" svg:y="3.2cm">
          <text:p text:style-name="P5">Barra de navegación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2.9cm" svg:height="14.4cm" svg:x="1cm" svg:y="4.7cm">
          <text:p text:style-name="P5">Sección A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3cm" svg:height="14.5cm" svg:x="13.9cm" svg:y="4.7cm">
          <text:p text:style-name="P5">Sección B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5.94cm" svg:height="1.5cm" svg:x="1cm" svg:y="19.1cm">
          <text:p text:style-name="P5">Foot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3T09:00:18.585189740</meta:creation-date>
    <dc:date>2019-05-13T14:23:24.134864716</dc:date>
    <meta:editing-duration>PT3H32M9S</meta:editing-duration>
    <meta:editing-cycles>4</meta:editing-cycles>
    <meta:generator>LibreOffice/6.1.6.3$Linux_X86_64 LibreOffice_project/10$Build-3</meta:generator>
    <meta:document-statistic meta:object-count="11"/>
  </office:meta>
</office:document-meta>
</file>